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ans-serif" fo:font-size="11pt" style:font-size-asian="11pt" style:font-size-complex="11pt"/>
    </style:style>
    <style:style style:name="P3" style:family="paragraph" style:parent-style-name="Standard">
      <style:text-properties style:font-name="sans-serif" fo:font-size="11pt" officeooo:rsid="0010b6c2" officeooo:paragraph-rsid="0010b6c2" style:font-size-asian="11pt" style:font-size-complex="11pt"/>
    </style:style>
    <style:style style:name="P4" style:family="paragraph" style:parent-style-name="Standard">
      <style:text-properties style:font-name="sans-serif" fo:font-size="11pt" officeooo:rsid="000f8361" officeooo:paragraph-rsid="000f8361" style:font-size-asian="11pt" style:font-size-complex="11pt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3b269" officeooo:paragraph-rsid="0013b269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paragraph-rsid="0013b269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rsid="0013b269" officeooo:paragraph-rsid="0013b269" style:font-size-asian="11pt" style:font-size-complex="11pt"/>
    </style:style>
    <style:style style:name="P10" style:family="paragraph" style:parent-style-name="Standard">
      <style:text-properties fo:font-size="11pt" officeooo:paragraph-rsid="0013b269" style:font-size-asian="11pt" style:font-size-complex="11pt"/>
    </style:style>
    <style:style style:name="P11" style:family="paragraph" style:parent-style-name="Standard">
      <style:text-properties fo:font-size="11pt" officeooo:rsid="000df16d" officeooo:paragraph-rsid="000df16d" style:font-size-asian="11pt" style:font-size-complex="11pt"/>
    </style:style>
    <style:style style:name="P12" style:family="paragraph" style:parent-style-name="Standard">
      <style:text-properties fo:font-size="11pt" fo:font-weight="normal" officeooo:rsid="0013b37e" officeooo:paragraph-rsid="0013b37e" style:font-size-asian="11pt" style:font-weight-asian="normal" style:font-size-complex="11pt" style:font-weight-complex="normal"/>
    </style:style>
    <style:style style:name="P13" style:family="paragraph" style:parent-style-name="Standard">
      <style:text-properties officeooo:rsid="0013eff5" officeooo:paragraph-rsid="0013eff5"/>
    </style:style>
    <style:style style:name="P14" style:family="paragraph" style:parent-style-name="Standard">
      <style:text-properties style:font-name="sans-serif" fo:font-size="11pt" officeooo:paragraph-rsid="0013b269" style:font-size-asian="11pt" style:font-size-complex="11pt"/>
    </style:style>
    <style:style style:name="P15" style:family="paragraph" style:parent-style-name="Standard">
      <style:text-properties style:font-name="sans-serif" fo:font-size="11pt" officeooo:rsid="0013b269" officeooo:paragraph-rsid="0013b269" style:font-size-asian="11pt" style:font-size-complex="11pt"/>
    </style:style>
    <style:style style:name="P16" style:family="paragraph" style:parent-style-name="Standard">
      <style:text-properties style:font-name="sans-serif" fo:font-size="11pt" officeooo:rsid="0010b6c2" officeooo:paragraph-rsid="000df16d" style:font-size-asian="11pt" style:font-size-complex="11pt"/>
    </style:style>
    <style:style style:name="P17" style:family="paragraph" style:parent-style-name="Standard">
      <style:text-properties style:font-name="sans-serif" fo:font-size="11pt" officeooo:rsid="0010b6c2" officeooo:paragraph-rsid="0013b269" style:font-size-asian="11pt" style:font-size-complex="11pt"/>
    </style:style>
    <style:style style:name="P18" style:family="paragraph" style:parent-style-name="Standard">
      <style:text-properties style:font-name="sans-serif" fo:font-size="11pt" fo:font-weight="bold" officeooo:rsid="0010b6c2" officeooo:paragraph-rsid="0013b269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sans-serif" fo:font-size="11pt" fo:font-weight="normal" officeooo:rsid="0016733b" officeooo:paragraph-rsid="0016733b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sans-serif" fo:font-size="15pt" officeooo:rsid="0010b6c2" officeooo:paragraph-rsid="0013b269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0b6c2"/>
    </style:style>
    <style:style style:name="T3" style:family="text">
      <style:text-properties style:font-name="sans-serif" officeooo:rsid="0013b269"/>
    </style:style>
    <style:style style:name="T4" style:family="text">
      <style:text-properties style:font-name="sans-serif" officeooo:rsid="000dcb4d"/>
    </style:style>
    <style:style style:name="T5" style:family="text">
      <style:text-properties style:font-name="sans-serif" officeooo:rsid="000f8361"/>
    </style:style>
    <style:style style:name="T6" style:family="text">
      <style:text-properties officeooo:rsid="0013b269"/>
    </style:style>
    <style:style style:name="T7" style:family="text">
      <style:text-properties style:font-name="monospace" officeooo:rsid="0010b6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emoria práctica 2 – Juan Martín y David Palomo</text:p>
      <text:p text:style-name="Standard"/>
      <text:p text:style-name="P7"><text:span text:style-name="T6">2. </text:span><text:span text:style-name="T1">¿Qué mensajes imprime cada hijo? ¿Por qué?</text:span></text:p>
      <text:p text:style-name="P14"/>
      <text:p text:style-name="P10"><text:span text:style-name="T3">Cada hijo imprime “Soy el proceso hijo” y su pid. Esto se debe a que el padre despierta</text:span><text:span text:style-name="T1"> antes de que se despierte el hijo y lo mata </text:span><text:span text:style-name="T3">m</text:span><text:span text:style-name="T1">ientras este esta </text:span><text:span text:style-name="T3">durmiendo todavía, lo que impide que imprima su segundo mensaje.</text:span></text:p>
      <text:p text:style-name="P15"/>
      <text:p text:style-name="P8"/>
      <text:p text:style-name="P5"><text:span text:style-name="T4">3</text:span><text:span text:style-name="T1">.Dado el código de ejemplo anterior, contesta a las siguientes cuestiones:</text:span></text:p>
      <text:p text:style-name="P1"/>
      <text:p text:style-name="P3">a) Si recibe SIGINT, se llama a la función manejador.</text:p>
      <text:p text:style-name="P3"/>
      <text:p text:style-name="P3">b) Aparece al llamar a la función manejador.</text:p>
      <text:p text:style-name="P2"/>
      <text:p text:style-name="P4">c) Si no tienes un manejador propio se utiliza el manejador por defecto.</text:p>
      <text:p text:style-name="P4"/>
      <text:p text:style-name="P11"><text:span text:style-name="T1">d) </text:span><text:span text:style-name="T2">Para que el manejador capture SIGKILL, intercambiamos SIGINT por SIGKILL en la llamada a sigaction. </text:span><text:span text:style-name="T1">La señal sigkill no se puede capturar, es por eso que nunca entra en ese condiciona</text:span><text:span text:style-name="T2">l y nunca se imprimirá el texto.</text:span></text:p>
      <text:p text:style-name="P16"/>
      <text:p text:style-name="P16"/>
      <text:p text:style-name="P18">6. ¿QUE SUCEDE CUANDO EL HIJO RECIBE LA SEÑAL DE ALARMA?</text:p>
      <text:p text:style-name="P18"/>
      <text:p text:style-name="P17">- El hijo hace contador y no le interrumpen porque bloquea las señales.</text:p>
      <text:p text:style-name="P20"/>
      <text:p text:style-name="P20"/>
      <text:p text:style-name="P18">8.</text:p>
      <text:p text:style-name="P6"><text:span text:style-name="T2">a)¿Qué pasa cuando </text:span><text:span text:style-name="T7">SECS=0</text:span><text:span text:style-name="T2"> y </text:span><text:span text:style-name="T7">N_READ=1</text:span><text:span text:style-name="T2">? ¿Se producen lecturas? ¿Se producen escrituras?¿Por qué?</text:span></text:p>
      <text:p text:style-name="P18"/>
      <text:p text:style-name="P9"><text:span text:style-name="T2">S</text:span><text:span text:style-name="T1">e <text:s/>crea sólo un proceso hijo, lo que significa que aunque no tengan sleep se intercalan los procesos de lectura y escritura sin problemas.</text:span></text:p>
      <text:p text:style-name="P20"/>
      <text:p text:style-name="P20"/>
      <text:p text:style-name="P6"><text:span text:style-name="T2">b)¿Qué pasa cuando </text:span><text:span text:style-name="T7">SECS=1</text:span><text:span text:style-name="T2"> y </text:span><text:span text:style-name="T7">N_READ=10</text:span><text:span text:style-name="T2">? ¿Se producen lecturas? ¿Se producen escrituras?¿Por qué?</text:span></text:p>
      <text:p text:style-name="P18"/>
      <text:p text:style-name="P12"><text:span text:style-name="T2">S</text:span><text:span text:style-name="T1">ucede que los 10 procesos lectores ejecutan la rutina lectura pero gracias al segundo que hay en el sleep le da tiempo a proceso padre a ejecutar la rutina de escritura.</text:span></text:p>
      <text:p text:style-name="P20"/>
      <text:p text:style-name="P20"/>
      <text:p text:style-name="P6"><text:span text:style-name="T2">c)¿Qué pasa cuando </text:span><text:span text:style-name="T7">SECS=0</text:span><text:span text:style-name="T2"> y </text:span><text:span text:style-name="T7">N_READ=10</text:span><text:span text:style-name="T2">? ¿Se producen lecturas? ¿Se producen escrituras?¿Por qué?</text:span></text:p>
      <text:p text:style-name="P18"/>
      <text:p text:style-name="P12"><text:span text:style-name="T2">L</text:span><text:span text:style-name="T1">os 10 procesos lectores se ejecutan con normalidad, sin embargo esta vez no realizan un sleep tras la rutina de lectura con lo que no dan tiempo al proceso padre a ejecutar la rutina de escritura. Sólo se producen lecturas.</text:span></text:p>
      <text:p text:style-name="P20"/>
      <text:p text:style-name="P20"/>
      <text:p text:style-name="P6"><text:span text:style-name="T2">d)¿Qué pasa si los procesos escritores/lectores no duermen nada entre escrituras/lecturas (si se elimina totalmente el </text:span><text:span text:style-name="T7">sleep</text:span><text:span text:style-name="T2"> del bucle)? ¿Se producen lecturas? ¿Se producen escrituras?¿Por qué?</text:span></text:p>
      <text:p text:style-name="P18"><text:soft-page-break/></text:p>
      <text:p text:style-name="P19">Ocurre lo mismo que en el c. Sleep(0) es lo mismo que eliminar el sleep del cód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25:35.958541336</meta:creation-date>
    <meta:generator>LibreOffice/6.0.7.3$Linux_X86_64 LibreOffice_project/00m0$Build-3</meta:generator>
    <dc:date>2019-03-27T23:54:33.982393067</dc:date>
    <meta:editing-duration>PT55M53S</meta:editing-duration>
    <meta:editing-cycles>7</meta:editing-cycles>
    <meta:document-statistic meta:table-count="0" meta:image-count="0" meta:object-count="0" meta:page-count="2" meta:paragraph-count="19" meta:word-count="339" meta:character-count="1991" meta:non-whitespace-character-count="1669"/>
  </office:meta>
</office:document-meta>
</file>